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21-03-0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20-01-07 0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19-01-08 1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18-01-1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17-01-10 0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16-08-30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16-01-05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15-01-0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14-01-08 1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723</text:p>
          </table:table-cell>
          <table:table-cell office:value-type="string" calcext:value-type="string">
            <text:p>2012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